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 svg:font-family="TeX"/>
    <style:font-face style:name="LM Mono 10" svg:font-family="'LM Mono 10'" style:font-pitch="fixed"/>
    <style:font-face style:name="TeX Gyre Bonum" svg:font-family="'TeX Gyre Bonum'" style:font-pitch="variable"/>
    <style:font-face style:name="TeX Gyre Pagella" svg:font-family="'TeX Gyre Pagella'" style:font-pitch="variable"/>
    <style:font-face style:name="TeXGyreTermes" svg:font-family="TeXGyreTermes" style:font-pitch="variable"/>
    <style:font-face style:name="TeXGyreTermes1" svg:font-family="TeXGyreTermes"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3470f" officeooo:paragraph-rsid="0013470f"/>
    </style:style>
    <style:style style:name="P2" style:family="paragraph" style:parent-style-name="Standard">
      <style:paragraph-properties fo:text-align="center" style:justify-single-word="false"/>
      <style:text-properties style:font-name="LM Mono 10" officeooo:rsid="0013470f" officeooo:paragraph-rsid="0013470f"/>
    </style:style>
    <style:style style:name="P3" style:family="paragraph" style:parent-style-name="Standard">
      <style:paragraph-properties fo:text-align="center" style:justify-single-word="false"/>
      <style:text-properties style:font-name="TeX Gyre Pagella" officeooo:rsid="0013470f" officeooo:paragraph-rsid="0013470f"/>
    </style:style>
    <style:style style:name="P4" style:family="paragraph" style:parent-style-name="Standard">
      <style:paragraph-properties fo:text-align="justify" style:justify-single-word="false"/>
      <style:text-properties style:font-name="TeX Gyre Pagella" fo:language="ca" fo:country="ES" officeooo:rsid="0013470f" officeooo:paragraph-rsid="0013470f"/>
    </style:style>
    <style:style style:name="P5" style:family="paragraph" style:parent-style-name="Standard">
      <style:paragraph-properties fo:text-align="center" style:justify-single-word="false"/>
      <style:text-properties style:font-name="TeXGyreTermes" officeooo:rsid="0013470f" officeooo:paragraph-rsid="0013470f"/>
    </style:style>
    <style:style style:name="P6" style:family="paragraph" style:parent-style-name="Standard">
      <style:paragraph-properties fo:text-align="center" style:justify-single-word="false"/>
      <style:text-properties style:font-name="TeXGyreTermes" fo:font-size="28pt" officeooo:rsid="0013470f" officeooo:paragraph-rsid="0013470f" style:font-size-asian="28pt" style:font-size-complex="28pt"/>
    </style:style>
    <style:style style:name="P7" style:family="paragraph" style:parent-style-name="Standard">
      <style:paragraph-properties fo:text-align="center" style:justify-single-word="false"/>
      <style:text-properties style:font-name="TeXGyreTermes" fo:font-size="16pt" fo:font-weight="bold" officeooo:rsid="0013470f" officeooo:paragraph-rsid="0013470f"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TeXGyreTermes" fo:font-size="16pt" officeooo:rsid="0013470f" officeooo:paragraph-rsid="0013470f" style:font-size-asian="16pt" style:font-size-complex="16pt"/>
    </style:style>
    <style:style style:name="P9" style:family="paragraph" style:parent-style-name="Text_20_body">
      <style:text-properties officeooo:rsid="00174661" officeooo:paragraph-rsid="00174661"/>
    </style:style>
    <style:style style:name="P10" style:family="paragraph" style:parent-style-name="Text_20_body">
      <style:text-properties officeooo:rsid="001806bb" officeooo:paragraph-rsid="001806bb"/>
    </style:style>
    <style:style style:name="P11" style:family="paragraph" style:parent-style-name="Text_20_body">
      <style:text-properties officeooo:rsid="001806bb" officeooo:paragraph-rsid="001806bb" fo:background-color="#ffff00"/>
    </style:style>
    <style:style style:name="P12" style:family="paragraph" style:parent-style-name="Text_20_body">
      <style:text-properties officeooo:rsid="001806bb" officeooo:paragraph-rsid="0020f792" fo:background-color="#ffff00"/>
    </style:style>
    <style:style style:name="P13" style:family="paragraph" style:parent-style-name="Text_20_body">
      <style:paragraph-properties fo:text-align="justify" style:justify-single-word="false"/>
      <style:text-properties style:font-name="TeX Gyre Pagella" fo:language="ca" fo:country="ES" officeooo:rsid="001806bb" officeooo:paragraph-rsid="001806bb" fo:background-color="#ffff00"/>
    </style:style>
    <style:style style:name="P14" style:family="paragraph" style:parent-style-name="Text_20_body">
      <style:paragraph-properties fo:text-align="justify" style:justify-single-word="false"/>
      <style:text-properties style:font-name="TeX Gyre Pagella" fo:language="ca" fo:country="ES" officeooo:rsid="002138f1" officeooo:paragraph-rsid="002138f1" fo:background-color="transparent"/>
    </style:style>
    <style:style style:name="P15" style:family="paragraph" style:parent-style-name="Text_20_body">
      <style:paragraph-properties fo:text-align="justify" style:justify-single-word="false"/>
      <style:text-properties officeooo:rsid="0018a632" officeooo:paragraph-rsid="0018a632"/>
    </style:style>
    <style:style style:name="P16" style:family="paragraph" style:parent-style-name="Text_20_body">
      <style:paragraph-properties fo:text-align="justify" style:justify-single-word="false"/>
      <style:text-properties officeooo:rsid="0018abe9" officeooo:paragraph-rsid="0018abe9"/>
    </style:style>
    <style:style style:name="P17" style:family="paragraph" style:parent-style-name="Text_20_body">
      <style:text-properties fo:color="#808080" fo:font-style="italic" style:font-style-asian="italic" style:font-style-complex="italic"/>
    </style:style>
    <style:style style:name="P18" style:family="paragraph" style:parent-style-name="Text_20_body">
      <style:text-properties officeooo:rsid="001b7e9c" officeooo:paragraph-rsid="001b7e9c"/>
    </style:style>
    <style:style style:name="P19" style:family="paragraph" style:parent-style-name="Text_20_body">
      <style:paragraph-properties fo:text-align="justify" style:justify-single-word="false"/>
      <style:text-properties officeooo:rsid="001b7e9c" officeooo:paragraph-rsid="001b7e9c" fo:background-color="transparent"/>
    </style:style>
    <style:style style:name="P20" style:family="paragraph" style:parent-style-name="Text_20_body">
      <style:paragraph-properties fo:text-align="justify" style:justify-single-word="false"/>
      <style:text-properties fo:color="#000000" fo:font-style="normal" officeooo:rsid="001da56a" officeooo:paragraph-rsid="001da56a" style:font-style-asian="normal" style:font-style-complex="normal"/>
    </style:style>
    <style:style style:name="P21" style:family="paragraph" style:parent-style-name="Text_20_body">
      <style:paragraph-properties fo:text-align="justify" style:justify-single-word="false"/>
      <style:text-properties officeooo:rsid="001da56a" officeooo:paragraph-rsid="001da56a"/>
    </style:style>
    <style:style style:name="P22" style:family="paragraph" style:parent-style-name="Text_20_body">
      <style:paragraph-properties fo:text-align="justify" style:justify-single-word="false"/>
      <style:text-properties officeooo:rsid="001e4066" officeooo:paragraph-rsid="001e4066"/>
    </style:style>
    <style:style style:name="P23" style:family="paragraph" style:parent-style-name="Text_20_body">
      <style:paragraph-properties fo:text-align="justify" style:justify-single-word="false"/>
      <style:text-properties officeooo:rsid="001fe224" officeooo:paragraph-rsid="001fe224"/>
    </style:style>
    <style:style style:name="P24" style:family="paragraph" style:parent-style-name="Heading_20_1">
      <style:paragraph-properties fo:break-before="page"/>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Heading_20_2">
      <style:text-properties officeooo:paragraph-rsid="001b7e9c"/>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ize="20pt" fo:font-weight="bold" style:font-size-asian="20pt" style:font-weight-asian="bold" style:font-size-complex="20pt" style:font-weight-complex="bold"/>
    </style:style>
    <style:style style:name="T2" style:family="text">
      <style:text-properties fo:font-weight="bold" style:font-weight-asian="bold" style:font-weight-complex="bold"/>
    </style:style>
    <style:style style:name="T3" style:family="text">
      <style:text-properties officeooo:rsid="00174661"/>
    </style:style>
    <style:style style:name="T4" style:family="text">
      <style:text-properties fo:background-color="#ffff00" loext:char-shading-value="0"/>
    </style:style>
    <style:style style:name="T5" style:family="text">
      <style:text-properties officeooo:rsid="002399ac" fo:background-color="#ffff00" loext:char-shading-value="0"/>
    </style:style>
    <style:style style:name="T6" style:family="text">
      <style:text-properties fo:color="#808080" fo:font-style="italic" style:font-style-asian="italic" style:font-style-complex="italic"/>
    </style:style>
    <style:style style:name="T7" style:family="text">
      <style:text-properties officeooo:rsid="001b7e9c"/>
    </style:style>
    <style:style style:name="T8" style:family="text">
      <style:text-properties fo:color="#000000" fo:font-style="normal" style:font-style-asian="normal" style:font-style-complex="normal"/>
    </style:style>
    <style:style style:name="T9" style:family="text">
      <style:text-properties officeooo:rsid="001e96e1"/>
    </style:style>
    <style:style style:name="T10" style:family="text">
      <style:text-properties style:font-name="TeX Gyre Pagella" fo:language="ca" fo:country="ES" officeooo:rsid="001806bb" fo:background-color="#ffff00" loext:char-shading-value="0"/>
    </style:style>
    <style:style style:name="T11" style:family="text">
      <style:text-properties style:font-name="TeX Gyre Pagella" fo:language="ca" fo:country="ES" officeooo:rsid="001e96e1" fo:background-color="#ffff00" loext:char-shading-value="0"/>
    </style:style>
    <style:style style:name="T12" style:family="text">
      <style:text-properties style:font-name="TeX Gyre Pagella" fo:language="ca" fo:country="ES" officeooo:rsid="002168a1" fo:background-color="#ffff00" loext:char-shading-value="0"/>
    </style:style>
    <style:style style:name="T13" style:family="text">
      <style:text-properties officeooo:rsid="0020f792"/>
    </style:style>
    <style:style style:name="T14" style:family="text">
      <style:text-properties officeooo:rsid="002168a1"/>
    </style:style>
    <style:style style:name="T15" style:family="text">
      <style:text-properties officeooo:rsid="00228977"/>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1"><text:span text:style-name="T1"/></text:p>
      <text:p text:style-name="P1"><text:span text:style-name="T1"/></text:p>
      <text:p text:style-name="P1"><text:span text:style-name="T1"/></text:p>
      <text:p text:style-name="P2"><text:span text:style-name="T1"/></text:p>
      <text:p text:style-name="P5"><text:span text:style-name="T1"/></text:p>
      <text:p text:style-name="P6"><text:span text:style-name="T2">Documentació final</text:span> </text:p>
      <text:p text:style-name="P7"/>
      <text:p text:style-name="P7"/>
      <text:p text:style-name="P7">ECSDI Q2 2018-19</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zcurra Pierane, Guillermo</text:p>
      <text:p text:style-name="P5">Garcia Espriu, Aina</text:p>
      <text:p text:style-name="P3">Ramon Ros, Martí</text:p>
      <text:p text:style-name="P3"/>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Índex</text:p>
          </text:index-title>
          <text:p text:style-name="P28"><text:a xlink:type="simple" xlink:href="#__RefHeading___Toc108_4206703118" text:style-name="Index_20_Link" text:visited-style-name="Index_20_Link">1. Disseny detallat del sistema<text:tab/>3</text:a></text:p>
          <text:p text:style-name="P28"><text:a xlink:type="simple" xlink:href="#__RefHeading___Toc110_4206703118" text:style-name="Index_20_Link" text:visited-style-name="Index_20_Link">2. Descripció de les ontologies<text:tab/>3</text:a></text:p>
          <text:p text:style-name="P25"><text:a xlink:type="simple" xlink:href="#__RefHeading___Toc112_4206703118" text:style-name="Index_20_Link" text:visited-style-name="Index_20_Link">2.1 Ontologia Demandes<text:tab/>3</text:a></text:p>
          <text:p text:style-name="P25"><text:a xlink:type="simple" xlink:href="#__RefHeading___Toc114_4206703118" text:style-name="Index_20_Link" text:visited-style-name="Index_20_Link">2.2 Ontologia Viatges<text:tab/>3</text:a></text:p>
          <text:p text:style-name="P28"><text:a xlink:type="simple" xlink:href="#__RefHeading___Toc116_4206703118" text:style-name="Index_20_Link" text:visited-style-name="Index_20_Link">3. Implementació dels agents<text:tab/>3</text:a></text:p>
          <text:p text:style-name="P25"><text:a xlink:type="simple" xlink:href="#__RefHeading___Toc118_4206703118" text:style-name="Index_20_Link" text:visited-style-name="Index_20_Link">3.1 Agent Planificador<text:tab/>3</text:a></text:p>
          <text:p text:style-name="P25"><text:a xlink:type="simple" xlink:href="#__RefHeading___Toc122_4206703118" text:style-name="Index_20_Link" text:visited-style-name="Index_20_Link">3.2 Agents d’allotjament i transport<text:tab/>3</text:a></text:p>
          <text:p text:style-name="P25"><text:a xlink:type="simple" xlink:href="#__RefHeading___Toc124_4206703118" text:style-name="Index_20_Link" text:visited-style-name="Index_20_Link">3.3 Agent d’activitats<text:tab/>3</text:a></text:p>
          <text:p text:style-name="P28"><text:a xlink:type="simple" xlink:href="#__RefHeading___Toc126_4206703118" text:style-name="Index_20_Link" text:visited-style-name="Index_20_Link">4. Funcionament dels agents<text:tab/>4</text:a></text:p>
          <text:p text:style-name="P25"><text:a xlink:type="simple" xlink:href="#__RefHeading___Toc128_4206703118" text:style-name="Index_20_Link" text:visited-style-name="Index_20_Link">4.1 Agent Planificador<text:tab/>4</text:a></text:p>
          <text:p text:style-name="P25"><text:a xlink:type="simple" xlink:href="#__RefHeading___Toc132_4206703118" text:style-name="Index_20_Link" text:visited-style-name="Index_20_Link">4.2 Agents d’allotjament i transport<text:tab/>4</text:a></text:p>
          <text:p text:style-name="P25"><text:a xlink:type="simple" xlink:href="#__RefHeading___Toc134_4206703118" text:style-name="Index_20_Link" text:visited-style-name="Index_20_Link">4.3 Agent d’activitats<text:tab/>4</text:a></text:p>
          <text:p text:style-name="P28"><text:a xlink:type="simple" xlink:href="#__RefHeading___Toc136_4206703118" text:style-name="Index_20_Link" text:visited-style-name="Index_20_Link">5. Jocs de proba<text:tab/>4</text:a></text:p>
          <text:p text:style-name="P28"><text:a xlink:type="simple" xlink:href="#__RefHeading___Toc138_4206703118" text:style-name="Index_20_Link" text:visited-style-name="Index_20_Link">6. Planificació de la feina<text:tab/>5</text:a></text:p>
          <text:p text:style-name="P28"><text:a xlink:type="simple" xlink:href="#__RefHeading___Toc140_4206703118" text:style-name="Index_20_Link" text:visited-style-name="Index_20_Link">7. Evaluació dels resultats<text:tab/>5</text:a></text:p>
        </text:index-body>
      </text:table-of-content>
      <text:p text:style-name="P3"/>
      <text:h text:style-name="P24" text:outline-level="1"><text:bookmark-start text:name="__RefHeading___Toc108_4206703118"/><text:span text:style-name="T3">1. </text:span>Disseny detallat del sistema<text:bookmark-end text:name="__RefHeading___Toc108_4206703118"/></text:h>
      <text:p text:style-name="P17">Diseño detallado del sistema usando la metodologia Prometheus actualizado con los comentarios de la primera y segunda entrega. Esto incluye tambien la fase de diseño detallado.</text:p>
      <text:p text:style-name="P11">TODO <text:span text:style-name="T14">marti?</text:span></text:p>
      <text:p text:style-name="P4"/>
      <text:h text:style-name="Heading_20_1" text:outline-level="1"><text:bookmark-start text:name="__RefHeading___Toc110_4206703118"/><text:span text:style-name="T3">2. </text:span>Descripció de les ontologies<text:bookmark-end text:name="__RefHeading___Toc110_4206703118"/></text:h>
      <text:p text:style-name="P9">Per treballar amb el nostre sistema hem definit dues ontologies diferents. La primera d’elles és la ontologia de demandes, la qual es fa servir quan fas una request a un altre agent i inclou els paràmetres de restriccions i preferències. La segona és la ontologia de viatges que és la que inclou la informació de les instancies reals.</text:p>
      <text:h text:style-name="Heading_20_2" text:outline-level="2"><text:bookmark-start text:name="__RefHeading___Toc112_4206703118"/><text:span text:style-name="T3">2.1 </text:span>Ontologia Demandes<text:bookmark-end text:name="__RefHeading___Toc112_4206703118"/></text:h>
      <text:p text:style-name="P20">Aquesta ontologia <text:span text:style-name="T9">representa</text:span> els tipus de request que es poden fer en el nostre sistema i els paràmetres de cadascuna.</text:p>
      <text:p text:style-name="P20">Contempla 4 tipus diferents de request que són «Obtenir viatge» que és utilitzat pel client per demanar-li un viatge complet al nostre sistema, «Obtenir transport», «Obtenir allotjament» i «Consultar activitat» que son usads pel nostre agent planificador (sistema) <text:s/>per fer requests als agents d’informació externs <text:span text:style-name="T9">i obtenir ofertes</text:span>.</text:p>
      <text:p text:style-name="P21"><text:span text:style-name="T8">Els paràmetres dins la request es poden dividir en dos grans grups que són les restriccions i les preferències. Les restriccions son utilitzades en tota request i les preferències es fan servir únicament de client a sistema. Dins de cada subtipus de request es passen restriccions segons al tipus d’agent extern a qui estigui orientada (exemple: preu transport només va dirigida a l’agent extern de transport). </text:span></text:p>
      <text:p text:style-name="P22"><text:span text:style-name="T8">La representació d’aquesta ontologia està feta a través de classes i subclasses ja que les requests segueixen sempre una estructura molt guiada i tenen sempre la mateixa forma. Els valors estan posats com un literal unit a la classe dels nodes fulla del graf.</text:span></text:p>
      <text:h text:style-name="Heading_20_2" text:outline-level="2"><text:bookmark-start text:name="__RefHeading___Toc114_4206703118"/><text:span text:style-name="T3">2.2 </text:span>Ontologia Viatges<text:bookmark-end text:name="__RefHeading___Toc114_4206703118"/></text:h>
      <text:p text:style-name="P22">Per altre banda tenim definida l’ontologia de viatges que <text:span text:style-name="T9">representa l’informació de les ofertes disponibles per cada un dels agents externs. </text:span></text:p>
      <text:p text:style-name="P23"><text:span text:style-name="T10">TODO: </text:span><text:span text:style-name="T11">explicar millor </text:span><text:span text:style-name="T12">guille?</text:span><text:span text:style-name="T11"> </text:span>(explicar què defineix, com ho defineix, etc.)</text:p>
      <text:p text:style-name="P23">Aquesta ontologia la fan servir els agents externs per respondre a les peticions del sistema i cada un dels agents aporta informació del seu camp. El sistema la fa servir per recol·lectar informació de tots els agents i agrupar-la en una informació general de tipus «viatge» que és la que rebrà l’usuari.</text:p>
      <text:p text:style-name="P13"/>
      <text:h text:style-name="Heading_20_1" text:outline-level="1"><text:bookmark-start text:name="__RefHeading___Toc116_4206703118"/><text:soft-page-break/><text:span text:style-name="T3">3. </text:span>Implementació dels agents<text:bookmark-end text:name="__RefHeading___Toc116_4206703118"/></text:h>
      <text:p text:style-name="P17">Detalle sobre la implementacion de los agentes a partir del diseño detallado, como habeis plasmado el diseño detallado en los agentes que habeis implementado, que agentes extra habeis incluido (si hay alguno que no estuviera en el diseño detallado) y por qué lo habeis incluido, que cambios habeis incluido sobre el diseño detallado incial.</text:p>
      <text:p text:style-name="P11">TODO <text:span text:style-name="T15">nidea de que posar aquí tbh</text:span></text:p>
      <text:h text:style-name="Heading_20_2" text:outline-level="2"><text:bookmark-start text:name="__RefHeading___Toc118_4206703118"/><text:span text:style-name="T3">3.1 </text:span>Agent Planificador<text:bookmark-end text:name="__RefHeading___Toc118_4206703118"/></text:h>
      <text:p text:style-name="P11">TODO</text:p>
      <text:h text:style-name="Heading_20_2" text:outline-level="2"><text:bookmark-start text:name="__RefHeading___Toc122_4206703118"/><text:span text:style-name="T3">3.2 </text:span>Agents d’allotjament i transport<text:bookmark-end text:name="__RefHeading___Toc122_4206703118"/></text:h>
      <text:p text:style-name="P11">TODO</text:p>
      <text:h text:style-name="Heading_20_2" text:outline-level="2"><text:bookmark-start text:name="__RefHeading___Toc124_4206703118"/><text:span text:style-name="T3">3.3 </text:span>Agent d’activitats<text:bookmark-end text:name="__RefHeading___Toc124_4206703118"/></text:h>
      <text:p text:style-name="P11">TODO</text:p>
      <text:p text:style-name="P4"/>
      <text:h text:style-name="Heading_20_1" text:outline-level="1"><text:bookmark-start text:name="__RefHeading___Toc126_4206703118"/><text:span text:style-name="T3">4. </text:span>Funcionament dels agents<text:bookmark-end text:name="__RefHeading___Toc126_4206703118"/></text:h>
      <text:p text:style-name="P19">El nostre software està compost per tres capes. La primera capa és un client, que rep la informació d’un formulari web i crida a l’agent planificador per tal que li retorni un viatge complet i mostrar-lo pel navegador. La segona capa és el sistema en si. La part implementada és només l’agent planificador que és el que realitza la comunicació amb tots els agents externs per tal de rebre ofertes rellevants i organitzar un viatge. El tercer nivell són els agents externs i n’hem inclòs tres, un per trobar allotjament, un per trobar transport i un tercer per obtenir activitats.</text:p>
      <text:h text:style-name="Heading_20_2" text:outline-level="2"><text:bookmark-start text:name="__RefHeading___Toc128_4206703118"/><text:span text:style-name="T3">4.1 </text:span>Agent Planificador<text:bookmark-end text:name="__RefHeading___Toc128_4206703118"/></text:h>
      <text:p text:style-name="P15">L’agent planificador és l’encarregat de rebre les peticions de l’usuari i organitzar-li un viatge amb l’ajuda dels agents externs. El seu funcionament és simple. Rep restriccions i preferencies per part de l’usuari, que les classifica segons siguin de transport, allotjament o d’activitats. Seguidament envia una petició a cada un dels agents externs indicant-li les restriccions i preferències que li afectin. Amb el resultat obtingut pels agents de transport i d’allotjament, pren una decisió sobre quina de les ofertes és la que s’adapta més al que ha demanat l’usuari i la guarda. Quan ho té tot de tots els agents externs, crea una resposta per l’usuari i l’envia.</text:p>
      <text:p text:style-name="P16">L’algoritme decisor utilitzat és molt simple, itera sobre les ofertes i si en troba una que s’adapta a totes les prefències de l’usuari, se la queda. En cas que no, borra una preferencia i torna a buscar. Així fins que troba una de les ofertes que més s’adaptin als gustos de l’usuari.</text:p>
      <text:p text:style-name="P16">Cal remarcar que als agents de transport i allotjament no els hi passem les preferències de l’usuari sinó només les restriccions. Les preferències són conegudes unicament pel sistema. En el cas de buscar activitats, la única preferència de l’usuari que passem és el tipus de viatge que aquest vol.</text:p>
      <text:h text:style-name="P26" text:outline-level="2"><text:bookmark-start text:name="__RefHeading___Toc132_4206703118"/><text:soft-page-break/><text:span text:style-name="T3">4.2 </text:span>Agents d’allotjament i transport<text:bookmark-end text:name="__RefHeading___Toc132_4206703118"/></text:h>
      <text:p text:style-name="Text_20_body"><text:span text:style-name="T7">Els agents d’allotjament i transport tenen un comportament molt similar. Ambdós reben un graf amb les restriccions sobre la cerca que han de realitzar. Amb aquestes restriccions realitzen una cerca en el fitxer d’ofertes que tenen carregat i retornen totes les ofertes que cumpleixen al 100% amb les restriccions.</text:span><text:tab/></text:p>
      <text:h text:style-name="Heading_20_2" text:outline-level="2"><text:bookmark-start text:name="__RefHeading___Toc134_4206703118"/><text:span text:style-name="T3">4.3 </text:span>Agent d’activitats<text:bookmark-end text:name="__RefHeading___Toc134_4206703118"/></text:h>
      <text:p text:style-name="P18">L’agent d’activitats rep la petició de cercar una sola activitat i un graf amb les restriccions que aquesta activitat ha de tenir. Realitza la cerca en el fitxer d’ofertes que té disponible i retorna l’opció que més s’acosta a la demanada. (Cumpleix les restriccions al 100% però si no troba una activitat que es correspongui amb el tipus d’activitat demanada, en retorna una d’un altre tipus).</text:p>
      <text:h text:style-name="Heading_20_1" text:outline-level="1"><text:bookmark-start text:name="__RefHeading___Toc136_4206703118"/><text:span text:style-name="T3">5. </text:span>Jocs de proba<text:bookmark-end text:name="__RefHeading___Toc136_4206703118"/></text:h>
      <text:p text:style-name="Text_20_body"><text:span text:style-name="T6">Definicion de los juegos de prueba que muestran el funcionamiento de la practica explicando como los habeis escogido y porque (esto es de la competencia). </text:span><text:span text:style-name="Strong_20_Emphasis"><text:span text:style-name="T6">Estos juegos de prueba los debereis mostrar en la entrega presencial de la practica</text:span></text:span><text:span text:style-name="T6"> (y han de funcionar)</text:span></text:p>
      <text:p text:style-name="P12">TODO <text:span text:style-name="T13">explicar el joc de proba que tenim pensat</text:span></text:p>
      <text:p text:style-name="P12"><text:span text:style-name="T13">TODO fer un altre joc de proba?</text:span></text:p>
      <text:p text:style-name="P4"/>
      <text:h text:style-name="Heading_20_1" text:outline-level="1"><text:bookmark-start text:name="__RefHeading___Toc138_4206703118"/><text:span text:style-name="T3">6. </text:span>Planificació de la feina<text:bookmark-end text:name="__RefHeading___Toc138_4206703118"/></text:h>
      <text:p text:style-name="P14">Per la part del disseny inicial i el disseny arquitectònic ens vam repartir la feina per diagrames. Cadascú va fer un dels diagrames grans de cada un dels apartats i ens vam comunicar per posar-ho en comú i gestionar les dependencies. Els diagrames més petits ens els vam anar repartint segons la feina que tingués cadascú en aquell moment.</text:p>
      <text:p text:style-name="P14">Per fer tota l’estructura de la tercera part, vam dividir la feina de les següents formes. El martí es va encarregar de fer la part de disseny detallat del prometheus. El Guillermo ha fet les ontologies i l’Aina ha configurat el software i el enviroment perquè tot funcioni (esquelets dels arxius pels agents, mirar com fer un servidor pel client, tuto de com instalar-lo en els nostres portatils personals, etc.)</text:p>
      <text:p text:style-name="P14">En quant a la implementació les dues primeres capes les ha fet l’Aina (interface, client i agent planificador). Els agents de transport i allotjament els ha fet el Guillermo i el Martí ha fet l’agent d’activitats i stubs dels agents de transport i allotjament per poder probar l’agent planificador.</text:p>
      <text:h text:style-name="Heading_20_1" text:outline-level="1"><text:bookmark-start text:name="__RefHeading___Toc140_4206703118"/><text:span text:style-name="T3">7. </text:span>Evaluació dels resultats<text:bookmark-end text:name="__RefHeading___Toc140_4206703118"/></text:h>
      <text:p text:style-name="P17">Evaluacion critica de los resultados obtenidos en la practica y consideraciones sobre los limites de vuestra solucion (competencia)</text:p>
      <text:p text:style-name="P10"><text:span text:style-name="T4">TODO </text:span><text:span text:style-name="T5">fer al fi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eX" svg:font-family="TeX"/>
    <style:font-face style:name="LM Mono 10" svg:font-family="'LM Mono 10'" style:font-pitch="fixed"/>
    <style:font-face style:name="TeX Gyre Bonum" svg:font-family="'TeX Gyre Bonum'" style:font-pitch="variable"/>
    <style:font-face style:name="TeX Gyre Pagella" svg:font-family="'TeX Gyre Pagella'" style:font-pitch="variable"/>
    <style:font-face style:name="TeXGyreTermes" svg:font-family="TeXGyreTermes" style:font-pitch="variable"/>
    <style:font-face style:name="TeXGyreTermes1" svg:font-family="TeXGyreTermes"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fo:language="ca" fo:country="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variant="small-caps" style:font-name="TeXGyreTermes1" fo:font-family="TeXGyreTermes" style:font-style-name="Bold" style:font-pitch="variable" fo:font-size="120%" fo:language="ca" fo:country="ES"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style:paragraph-properties fo:margin-top="0.139in" fo:margin-bottom="0.0835in" loext:contextual-spacing="false" style:page-number="auto" fo:background-color="transparent">
        <style:tab-stops/>
      </style:paragraph-properties>
      <style:text-properties fo:font-variant="small-caps" style:font-name="TeXGyreTermes1" fo:font-family="TeXGyreTermes" style:font-style-name="Bold" style:font-pitch="variable"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11:22:05.119358871</meta:creation-date>
    <dc:date>2019-05-24T13:40:34.194092165</dc:date>
    <meta:editing-duration>PT1H56M51S</meta:editing-duration>
    <meta:editing-cycles>18</meta:editing-cycles>
    <meta:generator>LibreOffice/6.2.3.2$Linux_X86_64 LibreOffice_project/20$Build-2</meta:generator>
    <meta:document-statistic meta:table-count="0" meta:image-count="0" meta:object-count="0" meta:page-count="5" meta:paragraph-count="65" meta:word-count="1242" meta:character-count="7532" meta:non-whitespace-character-count="6350"/>
  </office:meta>
</office:document-meta>
</file>